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none"/>
    </style:style>
    <style:style style:name="P2" style:family="paragraph" style:parent-style-name="Text_20_body" style:list-style-name="L1"/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rigins and losses of parasitism</text:h>
      <text:p text:style-name="Signature"><text:bookmark text:name="result_box"/><text:span text:style-name="T1">an analysis of the phylogenetic tree of life with a parsimony-like algorithm</text:span> </text:p>
      <text:h text:style-name="Heading_20_2" text:outline-level="2">Introduction</text:h>
      <text:h text:style-name="Heading_20_3" text:outline-level="3">Definitions</text:h>
      <text:p text:style-name="Text_20_body"><text:span text:style-name="T3">Taxonomic tree</text:span> – Taxonomy is the classification, identification and naming of organisms. It si usually richly informed by phylogenetics, but remains a methodologically and logically distinct discipline. The Taxonomic levels are Kingdom, Phylum, Class, Order, Family, Genus, Species and maybe some superclasses between them. </text:p>
      <text:p text:style-name="Text_20_body">coarser classification</text:p>
      <text:p text:style-name="Text_20_body">In each level the nodes can have more than 2 children</text:p>
      <text:p text:style-name="Text_20_body"><text:span text:style-name="T3">Phylogenetic tree</text:span> – Phylogenetics is the study of evolutionary history and the relationships among individuals or groups of organisms. The result ot these analysis is a <text:s/>phylogeny or phylogenetic tree. The phylogenetic tree is a hypothesis about the history of the evolutionary relationships of a group of organisms.</text:p>
      <text:p text:style-name="Text_20_body">A perfect tree would be binary</text:p>
      <text:p text:style-name="Text_20_body">no levels only time</text:p>
      <text:p text:style-name="Text_20_body"><text:span text:style-name="T3">Parasitism</text:span> – Parasitism is an interaction relationship between two organisms living together in more or less intimate association in a relationship in which association is disadvantageous or destructive to one of the organisms.</text:p>
      <text:p text:style-name="Text_20_body">ontology definition of the interaction 'is parasite of' from GloBI the database we use here.</text:p>
      <text:p text:style-name="Text_20_body">exist very different types of parasites: endoparasites, broodparasitism, ...</text:p>
      <text:p text:style-name="Text_20_body">40% of species are parasites, but the most of them are understudied.</text:p>
      <text:h text:style-name="Heading_20_2" text:outline-level="2">Issue - Content Requirements</text:h>
      <text:p text:style-name="P1"><text:bookmark text:name="result_box1"/>Further on from the master thesis of Marius Bäsler, the consideration of the origins and losses of parasitism in the taxonomic tree of life, I would like to continue with this analysis on the phylogenetic tree of life.</text:p>
      <text:p text:style-name="Text_20_body"><text:span text:style-name="T1">I would like to enhance and evaluate the </text:span><text:span text:style-name="T2">T</text:span><text:span text:style-name="T1">axonomic </text:span><text:span text:style-name="T2">M</text:span><text:span text:style-name="T1">ajority </text:span><text:span text:style-name="T2">C</text:span><text:span text:style-name="T1">ensoring Algorithm (TMC), developed by Marius Bäsler, to a parsimony-like algorithm.</text:span> </text:p>
      <text:h text:style-name="Heading_20_2" text:outline-level="2">Methodik</text:h>
      <text:p text:style-name="Text_20_body">Wie im Zeitplan zu sehen, plane ich Implementierung, Evaluierung abzuwechseln und mit dem schreiben zu verknüpfen.</text:p>
      <text:p text:style-name="Text_20_body">D.h. Implementierung des TMC, erste Evaluierung. -&gt; schreiben</text:p>
      <text:p text:style-name="Text_20_body">Weiterentwicklung des TMC mit parsimony für nicht binäre bäume, nächste Evaluierung -&gt; schreiben</text:p>
      <text:p text:style-name="Text_20_body">Evaluierung mithilfe von bekannten subtrees -&gt; eigenen algorithmus anpassen, theoretische Betrachtungen etc -&gt; schreiben</text:p>
      <text:p text:style-name="Text_20_body">Endgültige Evaluierung, Ergebnisse, Plots erstellen etc -&gt; schreiben</text:p>
      <text:h text:style-name="Heading_20_2" text:outline-level="2"><text:soft-page-break/>Gliederungsentwurf</text:h>
      <text:list xml:id="list8312079184185193964" text:style-name="L1">
        <text:list-item>
          <text:p text:style-name="P2">Abstract, Summary, Foreword, Preface</text:p>
        </text:list-item>
        <text:list-item>
          <text:p text:style-name="P2">Introduction</text:p>
          <text:list>
            <text:list-item>
              <text:p text:style-name="P2">Definintionen (taxonomy, phylogeny, parasite)</text:p>
            </text:list-item>
            <text:list-item>
              <text:p text:style-name="P2">Motivation</text:p>
            </text:list-item>
          </text:list>
        </text:list-item>
        <text:list-item>
          <text:p text:style-name="P2">Research</text:p>
          <text:list>
            <text:list-item>
              <text:p text:style-name="P2">Related literature and theoretical focus</text:p>
              <text:list>
                <text:list-item>
                  <text:p text:style-name="P2">Literatur zu ancestral state reconstruction, entwickelte algorithmen, parsimony, likelihood,... Marius thesis</text:p>
                </text:list-item>
                <text:list-item>
                  <text:p text:style-name="P2">algorithmen näher vorstellen: pasimony, TMC</text:p>
                </text:list-item>
              </text:list>
            </text:list-item>
            <text:list-item>
              <text:p text:style-name="P2">Presentation of the problem: not binary ancectral state reconstrunction in a phylogeny-like tree of all eukaryotes</text:p>
            </text:list-item>
            <text:list-item>
              <text:p text:style-name="P2">Method</text:p>
              <text:list>
                <text:list-item>
                  <text:p text:style-name="P2">entwicklung eines eigenen algorithmus: parsimony+TMC</text:p>
                </text:list-item>
                <text:list-item>
                  <text:p text:style-name="P2">Die datenbanken GLOBI und Open Tree of Life</text:p>
                </text:list-item>
                <text:list-item>
                  <text:p text:style-name="P2">arango db als graphdatenbank</text:p>
                </text:list-item>
                <text:list-item>
                  <text:p text:style-name="P2">implementierungen in javascript, phyton und AQL</text:p>
                </text:list-item>
              </text:list>
            </text:list-item>
            <text:list-item>
              <text:p text:style-name="P2">Results and discussion</text:p>
            </text:list-item>
          </text:list>
        </text:list-item>
        <text:list-item>
          <text:p text:style-name="P2">Conclusion</text:p>
        </text:list-item>
        <text:list-item>
          <text:p text:style-name="P2">References / Bibliography</text:p>
        </text:list-item>
        <text:list-item>
          <text:p text:style-name="P2">Appendices (Code, ...)</text:p>
        </text:list-item>
      </text:list>
      <text:p text:style-name="Text_20_body"/>
      <text:h text:style-name="Heading_20_2" text:outline-level="2">Timetable</text:h>
      <text:p text:style-name="Text_20_body">1.10. Anmeldung, d.h. 31.3. Abgabe</text:p>
      <text:p text:style-name="Text_20_body">Oktober: TMC, TMC+Parsimony implementierung</text:p>
      <text:p text:style-name="Text_20_body">November: 1. Evaluation</text:p>
      <text:p text:style-name="Text_20_body">Dezember: Evaluation für subtrees mit bekannten biologischem Wissen -&gt; schreiben</text:p>
      <text:p text:style-name="Text_20_body">Jannuar: Theoretische Betrachtung meines Algorithmus -&gt; Anpassungen -&gt; schreiben</text:p>
      <text:p text:style-name="Text_20_body">Februar: 2. Evaluation -&gt; schreiben</text:p>
      <text:p text:style-name="Text_20_body">März: Korrekturlesen, schreiben, abschließen</text:p>
      <text:h text:style-name="Heading_20_2" text:outline-level="2">Literaturverzeichn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rial1" fo:font-size="10pt" fo:language="zxx" fo:country="none" fo:font-style="italic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hyphenation-ladder-count="no-limit" style:page-number="auto"/>
      <style:text-properties fo:font-size="12pt" fo:font-style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0pt" fo:font-style="normal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text-align="center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0pt" style:font-size-asian="20pt" style:font-size-complex="20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18pt" style:font-size-asian="18pt" style:font-size-complex="18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  <style:text-properties fo:font-size="20pt" style:font-size-asian="20pt" style:font-size-complex="20pt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0pt" style:font-size-asian="20pt" style:font-size-complex="20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18pt" style:font-size-asian="18pt" style:font-size-complex="18pt"/>
    </style:style>
    <style:style style:name="Gliederung_20_4" style:display-name="Gliederung 4" style:family="paragraph" style:parent-style-name="Gliederung_20_3">
      <style:paragraph-properties fo:margin-top="0cm" fo:margin-bottom="0.199cm"/>
    </style:style>
    <style:style style:name="Gliederung_20_5" style:display-name="Gliederung 5" style:family="paragraph" style:parent-style-name="Gliederung_20_4">
      <style:paragraph-properties fo:margin-top="0cm" fo:margin-bottom="0.101cm"/>
      <style:text-properties fo:font-size="20pt" style:font-size-asian="20pt" style:font-size-complex="20pt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20_1_7e_LT_7e_Gliederung_20_1" style:display-name="Standard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/>
      <style:text-properties fo:font-size="20pt" style:font-size-asian="20pt" style:font-size-complex="20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/>
      <style:text-properties fo:font-size="18pt" style:font-size-asian="18pt" style:font-size-complex="18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/>
      <style:text-properties fo:font-size="20pt" style:font-size-asian="20pt" style:font-size-complex="20pt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20S</meta:editing-duration>
    <meta:editing-cycles>10</meta:editing-cycles>
    <meta:generator>OpenOffice/4.0.1$Win32 OpenOffice.org_project/401m5$Build-9714</meta:generator>
    <dc:date>2017-09-24T14:50:54.09</dc:date>
    <dc:creator>Lydia Buntrock</dc:creator>
    <meta:document-statistic meta:table-count="0" meta:image-count="0" meta:object-count="0" meta:page-count="2" meta:paragraph-count="51" meta:word-count="469" meta:character-count="3294"/>
    <meta:user-defined meta:name="Info 1"/>
    <meta:user-defined meta:name="Info 2"/>
    <meta:user-defined meta:name="Info 3"/>
    <meta:user-defined meta:name="Info 4"/>
  </office:meta>
</office:document-meta>
</file>